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063eed" officeooo:paragraph-rsid="00063eed" style:font-size-asian="18pt" style:font-size-complex="18pt"/>
    </style:style>
    <style:style style:name="P2" style:family="paragraph" style:parent-style-name="Standard">
      <style:paragraph-properties fo:text-align="justify" style:justify-single-word="false"/>
      <style:text-properties fo:font-size="14pt" officeooo:paragraph-rsid="00063eed" style:font-size-asian="14pt" style:font-size-complex="14pt"/>
    </style:style>
    <style:style style:name="P3" style:family="paragraph" style:parent-style-name="Standard">
      <style:paragraph-properties fo:text-align="justify" style:justify-single-word="false"/>
      <style:text-properties fo:font-size="14pt" officeooo:rsid="00063eed" officeooo:paragraph-rsid="00063eed" style:font-size-asian="14pt" style:font-size-complex="14pt"/>
    </style:style>
    <style:style style:name="P4" style:family="paragraph" style:parent-style-name="Standard">
      <style:text-properties fo:font-size="14pt" officeooo:rsid="00063eed" officeooo:paragraph-rsid="0008116d" style:font-size-asian="14pt" style:font-size-complex="14pt"/>
    </style:style>
    <style:style style:name="P5" style:family="paragraph" style:parent-style-name="Standard">
      <style:text-properties fo:font-size="14pt" officeooo:rsid="00063eed" officeooo:paragraph-rsid="00063eed" style:font-size-asian="14pt" style:font-size-complex="14pt"/>
    </style:style>
    <style:style style:name="P6" style:family="paragraph" style:parent-style-name="Standard">
      <style:text-properties fo:font-size="14pt" officeooo:rsid="0008116d" officeooo:paragraph-rsid="0008116d" style:font-size-asian="14pt" style:font-size-complex="14pt"/>
    </style:style>
    <style:style style:name="P7" style:family="paragraph" style:parent-style-name="Standard">
      <style:paragraph-properties fo:text-align="justify" style:justify-single-word="false"/>
      <style:text-properties fo:font-size="14pt" officeooo:rsid="00063eed" officeooo:paragraph-rsid="000af813" style:font-size-asian="14pt" style:font-size-complex="14pt"/>
    </style:style>
    <style:style style:name="P8" style:family="paragraph" style:parent-style-name="Standard">
      <style:paragraph-properties fo:text-align="center" style:justify-single-word="false"/>
      <style:text-properties fo:font-size="14pt" officeooo:rsid="00063eed" officeooo:paragraph-rsid="000af813" style:font-size-asian="14pt" style:font-size-complex="14pt"/>
    </style:style>
    <style:style style:name="P9" style:family="paragraph" style:parent-style-name="Standard">
      <style:paragraph-properties fo:text-align="center" style:justify-single-word="false"/>
      <style:text-properties fo:font-size="14pt" officeooo:rsid="000baed6" officeooo:paragraph-rsid="000af813" style:font-size-asian="14pt" style:font-size-complex="14pt"/>
    </style:style>
    <style:style style:name="P10" style:family="paragraph" style:parent-style-name="Standard">
      <style:paragraph-properties fo:text-align="justify" style:justify-single-word="false"/>
      <style:text-properties fo:font-size="14pt" officeooo:rsid="000baed6" officeooo:paragraph-rsid="000af813" style:font-size-asian="14pt" style:font-size-complex="14pt"/>
    </style:style>
    <style:style style:name="P11" style:family="paragraph" style:parent-style-name="Standard">
      <style:paragraph-properties fo:text-align="justify" style:justify-single-word="false"/>
      <style:text-properties fo:font-size="14pt" officeooo:paragraph-rsid="000af813" style:font-size-asian="14pt" style:font-size-complex="14pt"/>
    </style:style>
    <style:style style:name="P12" style:family="paragraph" style:parent-style-name="Standard">
      <style:paragraph-properties fo:text-align="justify" style:justify-single-word="false"/>
      <style:text-properties fo:font-size="14pt" officeooo:rsid="0008116d" officeooo:paragraph-rsid="000af813" style:font-size-asian="14pt" style:font-size-complex="14pt"/>
    </style:style>
    <style:style style:name="P13" style:family="paragraph" style:parent-style-name="Standard">
      <style:paragraph-properties fo:text-align="center" style:justify-single-word="false"/>
      <style:text-properties fo:font-size="14pt" fo:font-style="normal" style:text-underline-style="none" fo:font-weight="normal" officeooo:rsid="00116fba" officeooo:paragraph-rsid="000af813" style:font-size-asian="12.25pt" style:font-style-asian="normal" style:font-weight-asian="normal" style:font-size-complex="14pt" style:font-style-complex="normal" style:font-weight-complex="normal"/>
    </style:style>
    <style:style style:name="P14" style:family="paragraph" style:parent-style-name="Standard">
      <style:paragraph-properties fo:text-align="center" style:justify-single-word="false"/>
      <style:text-properties fo:font-size="14pt" fo:font-style="normal" style:text-underline-style="none" fo:font-weight="normal" officeooo:rsid="0010df0b" officeooo:paragraph-rsid="000af813"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justify" style:justify-single-word="false"/>
      <style:text-properties fo:font-size="14pt" fo:font-style="normal" style:text-underline-style="none" fo:font-weight="normal" officeooo:rsid="000f1b54" officeooo:paragraph-rsid="000af813"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justify" style:justify-single-word="false"/>
      <style:text-properties fo:font-size="14pt" fo:font-style="normal" style:text-underline-style="none" fo:font-weight="normal" officeooo:rsid="0010df0b" officeooo:paragraph-rsid="000af813"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center" style:justify-single-word="false"/>
      <style:text-properties fo:font-size="18pt" fo:font-style="italic" style:text-underline-style="solid" style:text-underline-width="auto" style:text-underline-color="font-color" fo:font-weight="bold" officeooo:rsid="00063eed" officeooo:paragraph-rsid="000af813" style:font-size-asian="18pt" style:font-style-asian="italic" style:font-weight-asian="bold" style:font-size-complex="18pt" style:font-style-complex="italic" style:font-weight-complex="bold"/>
    </style:style>
    <style:style style:name="P18" style:family="paragraph" style:parent-style-name="Standard">
      <style:paragraph-properties fo:text-align="center" style:justify-single-word="false"/>
      <style:text-properties fo:font-size="18pt" officeooo:rsid="00063eed" officeooo:paragraph-rsid="000af813" style:font-size-asian="18pt" style:font-size-complex="18pt"/>
    </style:style>
    <style:style style:name="P19"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officeooo:rsid="00063eed" officeooo:paragraph-rsid="000af813" style:font-size-asian="16pt" style:font-style-asian="italic" style:font-weight-asian="bold" style:font-size-complex="16pt" style:font-style-complex="italic" style:font-weight-complex="bold"/>
    </style:style>
    <style:style style:name="P20"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officeooo:rsid="0010df0b" officeooo:paragraph-rsid="000af813" style:font-size-asian="16pt" style:font-style-asian="italic" style:font-weight-asian="bold" style:font-size-complex="16pt" style:font-style-complex="italic" style:font-weight-complex="bold"/>
    </style:style>
    <style:style style:name="P21"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officeooo:rsid="000f1b54" officeooo:paragraph-rsid="000af813" style:font-size-asian="14pt" style:font-style-asian="italic" style:font-weight-asian="bold" style:font-size-complex="16pt" style:font-style-complex="italic" style:font-weight-complex="bold"/>
    </style:style>
    <style:style style:name="P22"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officeooo:rsid="0010df0b" officeooo:paragraph-rsid="000af813" style:font-size-asian="14pt" style:font-style-asian="italic" style:font-weight-asian="bold" style:font-size-complex="16pt" style:font-style-complex="italic" style:font-weight-complex="bold"/>
    </style:style>
    <style:style style:name="P23" style:family="paragraph" style:parent-style-name="Standard">
      <style:paragraph-properties fo:text-align="justify" style:justify-single-word="false"/>
      <style:text-properties fo:font-size="16pt" fo:font-style="normal" style:text-underline-style="none" fo:font-weight="normal" officeooo:rsid="00063eed" officeooo:paragraph-rsid="000af813" style:font-size-asian="16pt" style:font-style-asian="normal" style:font-weight-asian="normal" style:font-size-complex="16pt" style:font-style-complex="normal" style:font-weight-complex="normal"/>
    </style:style>
    <style:style style:name="P24" style:family="paragraph" style:parent-style-name="Standard">
      <style:paragraph-properties fo:text-align="justify" style:justify-single-word="false"/>
      <style:text-properties fo:font-size="16pt" fo:font-style="normal" style:text-underline-style="none" fo:font-weight="normal" officeooo:rsid="000f1b54" officeooo:paragraph-rsid="000af813" style:font-size-asian="16pt" style:font-style-asian="normal" style:font-weight-asian="normal" style:font-size-complex="16pt" style:font-style-complex="normal" style:font-weight-complex="normal"/>
    </style:style>
    <style:style style:name="P25" style:family="paragraph" style:parent-style-name="Standard">
      <style:paragraph-properties fo:text-align="center" style:justify-single-word="false"/>
      <style:text-properties fo:font-size="16pt" fo:font-style="normal" style:text-underline-style="none" fo:font-weight="normal" officeooo:rsid="0010df0b" officeooo:paragraph-rsid="000af813" style:font-size-asian="14pt" style:font-style-asian="normal" style:font-weight-asian="normal" style:font-size-complex="16pt" style:font-style-complex="normal" style:font-weight-complex="normal"/>
    </style:style>
    <style:style style:name="T1" style:family="text">
      <style:text-properties fo:font-size="14pt" officeooo:rsid="000baed6" style:font-size-asian="14pt" style:font-size-complex="14pt"/>
    </style:style>
    <style:style style:name="T2" style:family="text">
      <style:text-properties fo:font-size="14pt" officeooo:rsid="000d8892" style:font-size-asian="14pt" style:font-size-complex="14pt"/>
    </style:style>
    <style:style style:name="T3" style:family="text">
      <style:text-properties fo:font-size="14pt" officeooo:rsid="000f1b54" style:font-size-asian="14pt" style:font-size-complex="14pt"/>
    </style:style>
    <style:style style:name="T4" style:family="text">
      <style:text-properties officeooo:rsid="0008116d"/>
    </style:style>
    <style:style style:name="T5" style:family="text">
      <style:text-properties officeooo:rsid="000a4b3d"/>
    </style:style>
    <style:style style:name="T6" style:family="text">
      <style:text-properties officeooo:rsid="000baed6"/>
    </style:style>
    <style:style style:name="T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 style:family="text">
      <style:text-properties officeooo:rsid="0011ee45"/>
    </style:style>
    <style:style style:name="T9" style:family="text">
      <style:text-properties officeooo:rsid="00116f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Rapport projet Modélisation</text:p>
      <text:p text:style-name="P18"/>
      <text:p text:style-name="P7">Francois LANNOY ,Gr<text:span text:style-name="T5">é</text:span>gory DEJONGHE, Guillaume DUBOIS, Mathieu DEGAND </text:p>
      <text:p text:style-name="P9">Groupe M3</text:p>
      <text:p text:style-name="P11"/>
      <text:p text:style-name="P19">Mathieu :</text:p>
      <text:p text:style-name="P7">Dans le cadre de ce projet Mathieu s’est tout d’abord chargé de dévelo<text:span text:style-name="T4">p</text:span>per notre interface <text:span text:style-name="T6">homme machine </text:span>et de <text:span text:style-name="T4">l’améliorer</text:span> au fur et a mesur<text:span text:style-name="T4">e</text:span> que nous implémentions les fonctionnalit<text:span text:style-name="T4">é</text:span>s. Il a aussi était l’un des 2 grands contributeurs des <text:span text:style-name="T4">contrôleurs</text:span> avec Guillaume notamment pour les <text:span text:style-name="T4">contrôleur</text:span> issu des <text:span text:style-name="T4">fonctionnalités</text:span> <text:span text:style-name="T4">demandées</text:span> au livrable deux<text:span text:style-name="T4">(notamment l’automatisation de la rotation)</text:span>.<text:span text:style-name="T6">Enfin il a participé à l’organisation du projet via la création du git ou la création d’un trello et d’un serveur discord pour que l’on puisse communiquer facilement.</text:span></text:p>
      <text:p text:style-name="P7"/>
      <text:p text:style-name="P19">Gregory:</text:p>
      <text:p text:style-name="P12"><text:tab/>Gregory quant à lui s’est occuper des fonctions mathématiques <text:span text:style-name="T5">nécessaires</text:span> <text:span text:style-name="T5">au bon fonctionnement du projet </text:span>comme la translation ,rotation <text:span text:style-name="T5">ainsi que l’homothétie.De plus il a activement participé aux tests du projet en coopération avec François.Ensuit il était l’un des principaux réalisateur de la documentation et de la Javadoc. Enfin il a souvent aidé les autres membres du projet en cas de difficultés que cela soit pour l’affichage pour le livrable un ou la rotation automatique pour le livrable deux. <text:s/></text:span><text:s/></text:p>
      <text:p text:style-name="P12"/>
      <text:p text:style-name="P7"/>
      <text:p text:style-name="P8"><text:span text:style-name="T7">Guillaume :</text:span> </text:p>
      <text:p text:style-name="P7"><text:tab/><text:span text:style-name="T6">Guillaume s’est quand à lui démarqué via l’instigation du design pattern MVC </text:span></text:p>
      <text:p text:style-name="P10">et de l’affichage des fichiers ply de <text:s/>manière optimisée.Il a notamment fait la transition entre les fonctions mathématiques réalisée par Grégory et l’interface réalisée par Mathieu afin d’intégrer tout les différents bout de code écrit en un seul bloc fonctionnel.De plus il a activement participé aux recherches de solution lorsque nous avons rencontrés des problèmes notamment avec la rotation ainsi que l’optimisation.</text:p>
      <text:p text:style-name="P7"/>
      <text:p text:style-name="P19">Fran<text:span text:style-name="T8">ç</text:span>ois :</text:p>
      <text:p text:style-name="P23"><text:tab/><text:span text:style-name="T1">François </text:span><text:span text:style-name="T2">s’est tout comme Grégory chargé plus de «background» que le «foreground» il a participé de manière active à la réalisation des tests des fonctions mathématiques ainsi que la documentation et ce malgré un léger retard du point de vue des compétences en programmation il n’a pas hésité </text:span><text:span text:style-name="T3">à s’engager dans le projet en demandant lorsqu’il le fallait de l’aide aux autres membres du groupes.</text:span></text:p>
      <text:p text:style-name="P15"/>
      <text:p text:style-name="P21"/>
      <text:p text:style-name="P21"/>
      <text:p text:style-name="P21"/>
      <text:p text:style-name="P21"><text:soft-page-break/>Ambiances :</text:p>
      <text:p text:style-name="P15"><text:tab/>Comme nous nous connaissions tous avant d’être collègues de projet l’ambiance au sein de notre groupe était très bonne et nous savions tous de quelle manière travaillai<text:span text:style-name="T8">ent</text:span> chacun des membres du groupe ce qui nous <text:span text:style-name="T8">a</text:span> permis de faire face aux divers problèmes calmement et sans avoir de conflits d’opinion.</text:p>
      <text:p text:style-name="P24"/>
      <text:p text:style-name="P20">Organisation :</text:p>
      <text:p text:style-name="P16"><text:tab/>Pour nous organiser dans la cadre de notre projet nous avons crée un trello ainsi qu’un serveur discord et une conversation de groupe messenger afin de pouvoir communiqu<text:span text:style-name="T8">er</text:span> rapidement et de pouvoir s<text:span text:style-name="T8">e</text:span> joindre quel que soit le moment de la semaine et pas forcément en cours.</text:p>
      <text:p text:style-name="P25"/>
      <text:p text:style-name="P22">Bilan :</text:p>
      <text:p text:style-name="P14">Pour conclure, on peut dire que ce projet malgré la mise en place de beaucoup de moyen de communication pour pouvoir s’organiser nous n’avons pas réussi à avoir un travail constant notamment car nous ne savions pas faire l’équilibre entre travailler le projet <text:span text:style-name="T9">et révision dans le cadre des contrôles continus de notre semestre ce qui a retardé notre projet. </text:span></text:p>
      <text:p text:style-name="P13">Pour le sujet nous trouvons qu’il est bien conçu malgré un manque de rapport entre les cours de modélisation et le projet lui même notamment car les TD ne se concentraient que sur le 2D et non sur les possibles problème du 3D. Bien que toutes les mathématiques nécessaires ont étaient vues leur assimilation à telle ou telle fonctionnalités a mettre dans le proj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AR PL SungtiL GB" style:font-family-asian="'AR PL SungtiL GB'"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9T11:11:58.962421932</meta:creation-date>
    <dc:date>2019-01-09T15:02:14.660052118</dc:date>
    <meta:editing-duration>PT1M26S</meta:editing-duration>
    <meta:editing-cycles>2</meta:editing-cycles>
    <meta:generator>LibreOffice/5.2.7.2$Linux_X86_64 LibreOffice_project/20m0$Build-2</meta:generator>
    <meta:document-statistic meta:table-count="0" meta:image-count="0" meta:object-count="0" meta:page-count="2" meta:paragraph-count="19" meta:word-count="550" meta:character-count="3436" meta:non-whitespace-character-count="2891"/>
  </office:meta>
</office:document-meta>
</file>